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191cm" svg:x="4.626cm" svg:y="0.106cm">
            <draw:object draw:notify-on-update-of-ranges="Sheet1.B2:Sheet1.B2 Sheet1.B3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22">
            <text:p>5.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.48">
            <text:p>26.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.89">
            <text:p>58.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.41">
            <text:p>80.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.88">
            <text:p>89.8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.26">
            <text:p>93.2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ant </meta:initial-creator>
    <meta:creation-date>2013-02-20T10:36:48</meta:creation-date>
    <dc:date>2013-02-20T10:43:45</dc:date>
    <dc:creator>quant </dc:creator>
    <meta:editing-duration>P0D</meta:editing-duration>
    <meta:editing-cycles>1</meta:editing-cycles>
    <meta:document-statistic meta:table-count="3" meta:cell-count="3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192cm" xlink:href=".." xlink:type="simple" chart:class="chart:bar" chart:style-name="ch1">
        <chart:plot-area chart:style-name="ch2" table:cell-range-address="Sheet1.B2:Sheet1.B17" chart:data-source-has-labels="row" svg:x="1.33cm" svg:y="0.867cm" svg:width="14.03cm" svg:height="7.161cm">
          <chartooo:coordinate-region svg:x="2.137cm" svg:y="1.067cm" svg:width="13.223cm" svg:height="6.314cm"/>
          <chart:axis chart:dimension="x" chart:name="primary-x" chart:style-name="ch3">
            <chart:title svg:x="7.547cm" svg:y="8.211cm" chart:style-name="ch4">
              <text:p>Eingabe n</text:p>
            </chart:title>
          </chart:axis>
          <chart:axis chart:dimension="y" chart:name="primary-y" chart:style-name="ch5">
            <chart:title svg:x="0.351cm" svg:y="5.292cm" chart:style-name="ch6">
              <text:p>Anzahl Gene in %</text:p>
            </chart:title>
            <chart:grid chart:style-name="ch7" chart:class="major"/>
          </chart:axis>
          <chart:series chart:style-name="ch8" chart:values-cell-range-address="Sheet1.B3:Sheet1.B17" chart:label-cell-address="Sheet1.B2:Sheet1.B2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41">
                <text:p>8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.26">
                <text:p>93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